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9346e" officeooo:paragraph-rsid="0009346e"/>
    </style:style>
    <style:style style:name="P2" style:family="paragraph" style:parent-style-name="Standard">
      <style:paragraph-properties fo:text-align="justify" style:justify-single-word="false"/>
      <style:text-properties officeooo:paragraph-rsid="000f6078"/>
    </style:style>
    <style:style style:name="P3" style:family="paragraph" style:parent-style-name="Standard">
      <style:paragraph-properties fo:text-align="justify" style:justify-single-word="false"/>
      <style:text-properties style:font-name="Arial" officeooo:rsid="0006791f" officeooo:paragraph-rsid="0006791f"/>
    </style:style>
    <style:style style:name="P4" style:family="paragraph" style:parent-style-name="Standard">
      <style:paragraph-properties fo:text-align="center" style:justify-single-word="false"/>
      <style:text-properties style:font-name="Arial" fo:font-size="26pt" style:text-underline-style="solid" style:text-underline-width="auto" style:text-underline-color="font-color" fo:font-weight="bold" officeooo:rsid="000b8273" officeooo:paragraph-rsid="000b8273" style:font-size-asian="26pt" style:font-weight-asian="bold" style:font-size-complex="26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officeooo:rsid="000b8273" officeooo:paragraph-rsid="000b8273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Arial" officeooo:rsid="000e5e48" officeooo:paragraph-rsid="000e5e48"/>
    </style:style>
    <style:style style:name="P7" style:family="paragraph" style:parent-style-name="Standard">
      <style:paragraph-properties fo:text-align="justify" style:justify-single-word="false"/>
      <style:text-properties style:font-name="Arial" officeooo:rsid="000e5e48" officeooo:paragraph-rsid="000e5e48"/>
    </style:style>
    <style:style style:name="P8" style:family="paragraph" style:parent-style-name="Standard" style:list-style-name="L3">
      <style:paragraph-properties fo:text-align="justify" style:justify-single-word="false"/>
      <style:text-properties style:font-name="Arial" officeooo:paragraph-rsid="000f6078"/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Arial" officeooo:rsid="000cb023" officeooo:paragraph-rsid="000cb023"/>
    </style:style>
    <style:style style:name="P10" style:family="paragraph" style:parent-style-name="Standard">
      <style:paragraph-properties fo:text-align="justify" style:justify-single-word="false"/>
      <style:text-properties style:font-name="Arial" fo:font-size="22pt" style:text-underline-style="solid" style:text-underline-width="auto" style:text-underline-color="font-color" fo:font-weight="normal" officeooo:rsid="0009346e" officeooo:paragraph-rsid="0009346e" style:font-size-asian="22pt" style:font-weight-asian="normal" style:font-size-complex="2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officeooo:rsid="0009346e" officeooo:paragraph-rsid="0009346e"/>
    </style:style>
    <style:style style:name="P12" style:family="paragraph" style:parent-style-name="Standard" style:list-style-name="L1">
      <style:paragraph-properties fo:text-align="justify" style:justify-single-word="false"/>
      <style:text-properties style:font-name="Arial" officeooo:rsid="0011afd2" officeooo:paragraph-rsid="0011afd2"/>
    </style:style>
    <style:style style:name="T1" style:family="text">
      <style:text-properties officeooo:rsid="000cb023"/>
    </style:style>
    <style:style style:name="T2" style:family="text">
      <style:text-properties officeooo:rsid="000f09c6"/>
    </style:style>
    <style:style style:name="T3" style:family="text">
      <style:text-properties officeooo:rsid="000f6078"/>
    </style:style>
    <style:style style:name="T4" style:family="text">
      <style:text-properties style:font-name="Arial"/>
    </style:style>
    <style:style style:name="T5" style:family="text">
      <style:text-properties style:font-name="Arial" officeooo:rsid="000f6078"/>
    </style:style>
    <style:style style:name="T6" style:family="text">
      <style:text-properties officeooo:rsid="0011afd2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><text:span text:style-name="T1">Problèmes d</text:span>es chantiers : Gestion de la pollution sonore des chantiers.</text:p>
      <text:p text:style-name="P5"/>
      <text:p text:style-name="P3"/>
      <text:list xml:id="list3654082784" text:style-name="L1">
        <text:list-item>
          <text:p text:style-name="P6">Introduction au son</text:p>
        </text:list-item>
      </text:list>
      <text:list xml:id="list944280743" text:style-name="L3">
        <text:list-item>
          <text:p text:style-name="P8"><text:span text:style-name="T2">Sa propag</text:span><text:span text:style-name="T3">ation</text:span></text:p>
        </text:list-item>
        <text:list-item>
          <text:p text:style-name="P8"><text:span text:style-name="T3">Comment le ménager le perçoit</text:span></text:p>
        </text:list-item>
        <text:list-item>
          <text:p text:style-name="P8"/>
        </text:list-item>
      </text:list>
      <text:list xml:id="list165020782499949" text:continue-list="list3654082784" text:style-name="L1">
        <text:list-item>
          <text:p text:style-name="P9">Partie théorique : utilisation d’un cas exemple</text:p>
          <text:list>
            <text:list-item>
              <text:p text:style-name="P9">Présentation de l’exemple</text:p>
            </text:list-item>
            <text:list-item>
              <text:p text:style-name="P9">Liste des problèmes</text:p>
            </text:list-item>
            <text:list-item>
              <text:p text:style-name="P9">Proposition de moyens pour réduire le problème</text:p>
            </text:list-item>
          </text:list>
        </text:list-item>
        <text:list-item>
          <text:p text:style-name="P9">Explications détaillées des possibles moyens pour réduire le bruit</text:p>
          <text:list>
            <text:list-item>
              <text:p text:style-name="P6"><text:span text:style-name="T6">Sur machines : Encoffrement acoustique, semelle anti-vibratile</text:span></text:p>
            </text:list-item>
            <text:list-item>
              <text:p text:style-name="P12"><text:tab/><text:tab/> <text:s text:c="3"/>Bâche acoustique,</text:p>
            </text:list-item>
            <text:list-item>
              <text:p text:style-name="P6"/>
            </text:list-item>
          </text:list>
        </text:list-item>
      </text:list>
      <text:p text:style-name="P7"/>
      <text:p text:style-name="P7"/>
      <text:p text:style-name="P2"><text:span text:style-name="T5">Mots clefs : E</text:span><text:span text:style-name="T4">ngins de chantiers, réglementations, normes, bruits, isolations, </text:span></text:p>
      <text:p text:style-name="P3"/>
      <text:p text:style-name="P10">Bibliographie :</text:p>
      <text:p text:style-name="P11"/>
      <text:p text:style-name="P11">https://dumas.ccsd.cnrs.fr/dumas-01147491/document</text:p>
      <text:p text:style-name="P11">https://hal.archives-ouvertes.fr/hal-01373747/file/rap_1987_cresson_010.pdf</text:p>
      <text:p text:style-name="P1"><text:a xlink:type="simple" xlink:href="https://www.lagazettedescommunes.com/229215/chantiers-limiter-les-nuisances-sonores/" text:style-name="Internet_20_link" text:visited-style-name="Visited_20_Internet_20_Link"><text:span text:style-name="T4">https://www.lagazettedescommunes.com/229215/chantiers-limiter-les-nuisances-sonores/</text:span></text:a></text:p>
      <text:p text:style-name="P11">https://www.geotechnique-journal.org/articles/geotech/pdf/2008/04/geotech2008125p19.pdf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9T16:25:29.484330931</meta:creation-date>
    <dc:date>2022-10-25T16:50:20.218000000</dc:date>
    <meta:editing-duration>PT21M7S</meta:editing-duration>
    <meta:editing-cycles>6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19" meta:word-count="87" meta:character-count="838" meta:non-whitespace-character-count="773"/>
  </office:meta>
</office:document-meta>
</file>